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portante pra fazer funcionar, depois explico</text:h>
      <text:h text:style-name="Heading_20_1" text:outline-level="1"/>
      <text:p text:style-name="Standard"/>
      <text:p text:style-name="Standard">Depois de seguir o básico da preparação do ambiente, fazer pull da última versão do fixwoback, e import Gradle project no Eclipse Mars, faça:</text:p>
      <text:list xml:id="list20347331361" text:style-name="L1">
        <text:list-item>
          <text:p text:style-name="P1">com PostgreSQL 9.2 ou 9.3 (não testei em outras versões), edite postgresql.conf trocando “#max_prepared_transactions = 0” por “max_prepared_transactions = 10”, sem a #.</text:p>
        </text:list-item>
        <text:list-item>
          <text:p text:style-name="P1">crie os BDs fixwo, easybpms e jbpmdb</text:p>
        </text:list-item>
        <text:list-item>
          <text:p text:style-name="P1">user=postgres, password=postgres</text:p>
        </text:list-item>
      </text:list>
      <text:p text:style-name="Standard"/>
      <text:p text:style-name="Standard">Tudo deve funcionar com o Context e o processo fixwo.bpmn2 atuais.</text:p>
      <text:p text:style-name="Standard"/>
      <text:p text:style-name="Standard">Caso o processo mude, Mariana deve atualizar o gerador de código para fazer o Context ser gerado da forma como Context.java que fiz push. Não vi como criar Tag no Github.</text:p>
      <text:p text:style-name="Standard"/>
      <text:p text:style-name="Standard"/>
      <text:p text:style-name="Standard">Testes</text:p>
      <text:p text:style-name="Standard"/>
      <text:p text:style-name="Standard">Executar na sequencia os seguintes serviços no Postman:</text:p>
      <text:p text:style-name="Standard"/>
      <text:p text:style-name="Standard">POST <text:a xlink:type="simple" xlink:href="http://localhost:8080/fixwo/clientes">http://localhost:8080/fixwo/clientes</text:a></text:p>
      <text:p text:style-name="Standard">{</text:p>
      <text:p text:style-name="Standard"><text:s text:c="4"/>"nome":"UFLA"</text:p>
      <text:p text:style-name="Standard">}</text:p>
      <text:p text:style-name="Standard"/>
      <text:p text:style-name="Standard"/>
      <text:p text:style-name="Standard">POST <text:a xlink:type="simple" xlink:href="http://localhost:8080/fixwo/grupos">http://localhost:8080/fixwo/grupos</text:a></text:p>
      <text:p text:style-name="Standard">{</text:p>
      <text:p text:style-name="Standard"><text:s text:c="4"/>"name":"ResponsavelArea"</text:p>
      <text:p text:style-name="Standard">}</text:p>
      <text:p text:style-name="Standard"/>
      <text:p text:style-name="Standard"/>
      <text:p text:style-name="Standard">POST <text:a xlink:type="simple" xlink:href="http://localhost:8080/fixwo/grupos">http://localhost:8080/fixwo/grupos</text:a></text:p>
      <text:p text:style-name="Standard">{</text:p>
      <text:p text:style-name="Standard"><text:s text:c="4"/>"name":"Triador"</text:p>
      <text:p text:style-name="Standard">}</text:p>
      <text:p text:style-name="Standard"/>
      <text:p text:style-name="Standard">POST <text:a xlink:type="simple" xlink:href="http://localhost:8080/fixwo/grupos">http://localhost:8080/fixwo/grupos</text:a></text:p>
      <text:p text:style-name="Standard">{</text:p>
      <text:p text:style-name="Standard"><text:s text:c="4"/>"name":"Usuario"</text:p>
      <text:p text:style-name="Standard">}</text:p>
      <text:p text:style-name="Standard"/>
      <text:p text:style-name="Standard">POST <text:a xlink:type="simple" xlink:href="http://localhost:8080/fixwo/usuarios">http://localhost:8080/fixwo/usuarios</text:a></text:p>
      <text:p text:style-name="Standard">{</text:p>
      <text:p text:style-name="Standard"><text:s text:c="4"/>"nome":"Andre Saude",</text:p>
      <text:p text:style-name="Standard"><text:s text:c="4"/>"email":"andresaude@gmail.com",</text:p>
      <text:p text:style-name="Standard"><text:s text:c="4"/>"login":"andresaude@gmail.com",</text:p>
      <text:p text:style-name="Standard"><text:s text:c="4"/>"hashSenha":"123456",</text:p>
      <text:p text:style-name="Standard"><text:s text:c="4"/>"cliente":{</text:p>
      <text:p text:style-name="Standard"><text:soft-page-break/><text:s text:c="8"/>"id":"1"</text:p>
      <text:p text:style-name="Standard"><text:s text:c="4"/>},</text:p>
      <text:p text:style-name="Standard"><text:s text:c="4"/>"grupos":[</text:p>
      <text:p text:style-name="Standard"><text:s text:c="8"/>{</text:p>
      <text:p text:style-name="Standard"><text:s text:c="12"/>"id":"2"</text:p>
      <text:p text:style-name="Standard"><text:s text:c="8"/>}</text:p>
      <text:p text:style-name="Standard"><text:s text:c="4"/>]</text:p>
      <text:p text:style-name="Standard">}</text:p>
      <text:p text:style-name="Standard"/>
      <text:p text:style-name="Standard">POST <text:a xlink:type="simple" xlink:href="http://localhost:8080/fixwo/usuarios">http://localhost:8080/fixwo/usuarios</text:a></text:p>
      <text:p text:style-name="Standard">{</text:p>
      <text:p text:style-name="Standard"><text:s text:c="4"/>"nome":"Mariana Bernardes",</text:p>
      <text:p text:style-name="Standard"><text:s text:c="4"/>"email":"mariana@gmail.com",</text:p>
      <text:p text:style-name="Standard"><text:s text:c="4"/>"login":"mariana@gmail.com",</text:p>
      <text:p text:style-name="Standard"><text:s text:c="4"/>"hashSenha":"123456",</text:p>
      <text:p text:style-name="Standard"><text:s text:c="4"/>"cliente":{</text:p>
      <text:p text:style-name="Standard"><text:s text:c="8"/>"id":"1"</text:p>
      <text:p text:style-name="Standard"><text:s text:c="4"/>},</text:p>
      <text:p text:style-name="Standard"><text:s text:c="4"/>"grupos":[</text:p>
      <text:p text:style-name="Standard"><text:s text:c="8"/>{</text:p>
      <text:p text:style-name="Standard"><text:s text:c="12"/>"id":"3"</text:p>
      <text:p text:style-name="Standard"><text:s text:c="8"/>}</text:p>
      <text:p text:style-name="Standard"><text:s text:c="4"/>]</text:p>
      <text:p text:style-name="Standard">}</text:p>
      <text:p text:style-name="Standard"/>
      <text:p text:style-name="Standard">POST <text:a xlink:type="simple" xlink:href="http://localhost:8080/fixwo/usuarios">http://localhost:8080/fixwo/usuarios</text:a></text:p>
      <text:p text:style-name="Standard">{</text:p>
      <text:p text:style-name="Standard"><text:s text:c="4"/>"nome":"Sheila Victorio",</text:p>
      <text:p text:style-name="Standard"><text:s text:c="4"/>"email":"sheila@gmail.com",</text:p>
      <text:p text:style-name="Standard"><text:s text:c="4"/>"login":"sheila@gmail.com",</text:p>
      <text:p text:style-name="Standard"><text:s text:c="4"/>"hashSenha":"123456",</text:p>
      <text:p text:style-name="Standard"><text:s text:c="4"/>"cliente":{</text:p>
      <text:p text:style-name="Standard"><text:s text:c="8"/>"id":"1"</text:p>
      <text:p text:style-name="Standard"><text:s text:c="4"/>},</text:p>
      <text:p text:style-name="Standard"><text:s text:c="4"/>"grupos":[</text:p>
      <text:p text:style-name="Standard"><text:s text:c="8"/>{</text:p>
      <text:p text:style-name="Standard"><text:s text:c="12"/>"id":"4"</text:p>
      <text:p text:style-name="Standard"><text:s text:c="8"/>}</text:p>
      <text:p text:style-name="Standard"><text:s text:c="4"/>]</text:p>
      <text:p text:style-name="Standard">}</text:p>
      <text:p text:style-name="Standard"/>
      <text:p text:style-name="Standard">POST <text:a xlink:type="simple" xlink:href="http://localhost:8080/fixwo/ocorrencia">http://localhost:8080/fixwo/ocorrencia</text:a></text:p>
      <text:p text:style-name="Standard">{</text:p>
      <text:p text:style-name="Standard"><text:s text:c="4"/>"titulo":"Buraco na rua",</text:p>
      <text:p text:style-name="Standard"><text:s text:c="4"/>"descricao":"Mega buraco",</text:p>
      <text:p text:style-name="Standard"><text:s text:c="4"/>"solicitante":{</text:p>
      <text:p text:style-name="Standard"><text:s text:c="8"/>"id":"7"</text:p>
      <text:p text:style-name="Standard"><text:s text:c="4"/>},</text:p>
      <text:p text:style-name="Standard"><text:s text:c="4"/>"point":"teste",</text:p>
      <text:p text:style-name="Standard"><text:s text:c="4"/>"fotos":1,</text:p>
      <text:p text:style-name="Standard"><text:s text:c="4"/>"feedback":"feedback",</text:p>
      <text:p text:style-name="Standard"><text:s text:c="4"/>"avaliacao":"avaliacao",</text:p>
      <text:p text:style-name="Standard"><text:soft-page-break/><text:s text:c="4"/>"tenancy":"1",</text:p>
      <text:p text:style-name="Standard"><text:s text:c="4"/>"replica":"replica"</text:p>
      <text:p text:style-name="Standard">}</text:p>
      <text:p text:style-name="Standard"/>
      <text:p text:style-name="Standard"/>
      <text:p text:style-name="Standard">PUT <text:a xlink:type="simple" xlink:href="http://localhost:8080/fixwo/ocorrencia/9">http://localhost:8080/fixwo/ocorrencia/9</text:a></text:p>
      <text:p text:style-name="Standard">{</text:p>
      <text:p text:style-name="Standard"><text:s text:c="2"/>"id": 9,</text:p>
      <text:p text:style-name="Standard"><text:s text:c="2"/>"areas": null,</text:p>
      <text:p text:style-name="Standard"><text:s text:c="2"/>"avaliacao": "nova avaliacao",</text:p>
      <text:p text:style-name="Standard"><text:s text:c="2"/>"categoria": 0,</text:p>
      <text:p text:style-name="Standard"><text:s text:c="2"/>"descricao": "Mega buraco",</text:p>
      <text:p text:style-name="Standard"><text:s text:c="2"/>"feedback": "feedback",</text:p>
      <text:p text:style-name="Standard"><text:s text:c="2"/>"fotos": 1,</text:p>
      <text:p text:style-name="Standard"><text:s text:c="2"/>"local": null,</text:p>
      <text:p text:style-name="Standard"><text:s text:c="2"/>"point": "teste",</text:p>
      <text:p text:style-name="Standard"><text:s text:c="2"/>"replica": "replica",</text:p>
      <text:p text:style-name="Standard"><text:s text:c="2"/>"setor": null,</text:p>
      <text:p text:style-name="Standard"><text:s text:c="2"/>"solicitante": {</text:p>
      <text:p text:style-name="Standard"><text:s text:c="4"/>"id": 3</text:p>
      <text:p text:style-name="Standard"><text:s text:c="2"/>},</text:p>
      <text:p text:style-name="Standard"><text:s text:c="2"/>"status": 0,</text:p>
      <text:p text:style-name="Standard"><text:s text:c="2"/>"tenancy": "1",</text:p>
      <text:p text:style-name="Standard"><text:s text:c="2"/>"titulo": "Buraco na rua"</text:p>
      <text:p text:style-name="Standard">}</text:p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 Saude</meta:initial-creator>
    <meta:creation-date>2016-08-12T02:50:43</meta:creation-date>
    <dc:date>2016-08-12T03:14:15</dc:date>
    <dc:creator>Andre Saude</dc:creator>
    <meta:editing-duration>PT43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3" meta:paragraph-count="105" meta:word-count="246" meta:character-count="2402" meta:non-whitespace-character-count="1928"/>
  </office:meta>
</office:document-meta>
</file>